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6"><text:span text:style-name="T2">Representation</text:span><text:span text:style-name="T1"> is an ability to express an atomic piece of information, such as an integer, character, or object.</text:span></text:p>
        </text:list-item>
        <text:list-item>
          <text:p text:style-name="P6"><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6"><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6"><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natural language works by having the meaning of an abstract expression (such as a complex sentence) <text:soft-page-break/>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intends to provide a concise and programmatic means of expressing each of the four fundamental elements of expression. In turn, it also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1"/>
      <text:p text:style-name="P1"><text:tab/>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text:soft-page-break/>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some goal in its current state of computation.</text:p>
      <text:p text:style-name="P1"/>
      <text:p text:style-name="P1"><text:tab/></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typed (numbers/text). Eesk also allows user-defined symbols. Take a look at manual_examples/symbols.ee:</text:p>
      <text:p text:style-name="P5"/>
      <text:p text:style-name="P4"><text:soft-page-break/>#This program has user-defined symbols </text:p>
      <text:p text:style-name="P4">{ </text:p>
      <text:p text:style-name="P4"><text:s text:c="8"/>result = 5 + 6 + 7 + 8; </text:p>
      <text:p text:style-name="P4"/>
      <text:p text:style-name="P4"><text:s text:c="8"/>result$ </text:p>
      <text:p text:style-name="P4">} </text:p>
      <text:p text:style-name="P4"/>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ext:soft-page-break/>that are used to manipulate, construct, and deconstruct other Sets (or itself).</text:p>
      <text:p text:style-name="P5"/>
      <text:p text:style-name="P5"><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5"/>
      <text:p text:style-name="P5"><text:tab/>To better understand Sets, take a look at the example foun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18:14:17</dc:date>
    <dc:creator>leftjar </dc:creator>
    <meta:editing-duration>P2DT6H7M52S</meta:editing-duration>
    <meta:editing-cycles>126</meta:editing-cycles>
    <meta:generator>LibreOffice/3.5$Linux_X86_64 LibreOffice_project/350m1$Build-2</meta:generator>
    <meta:document-statistic meta:table-count="0" meta:image-count="0" meta:object-count="0" meta:page-count="5" meta:paragraph-count="56" meta:word-count="2019" meta:character-count="12648" meta:non-whitespace-character-count="10466"/>
  </office:meta>
</office:document-meta>
</file>